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c2c" officeooo:paragraph-rsid="00158c2c"/>
    </style:style>
    <style:style style:name="P2" style:family="paragraph" style:parent-style-name="Standard">
      <style:text-properties officeooo:rsid="0016fd5c" officeooo:paragraph-rsid="0016fd5c"/>
    </style:style>
    <style:style style:name="P3" style:family="paragraph" style:parent-style-name="Standard">
      <style:text-properties officeooo:rsid="00177170" officeooo:paragraph-rsid="001771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gitignore</text:p>
      <text:p text:style-name="P1"/>
      <text:p text:style-name="P2">test na comitten van gitignore</text:p>
      <text:p text:style-name="P2"/>
      <text:p text:style-name="P3">VERANDERD 29 Dec, zo, 11h2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07:49:12.641000000</meta:creation-date>
    <dc:date>2024-12-29T11:22:48.806000000</dc:date>
    <meta:editing-duration>PT32S</meta:editing-duration>
    <meta:editing-cycles>3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3" meta:word-count="12" meta:character-count="71" meta:non-whitespace-character-count="62"/>
  </office:meta>
</office:document-meta>
</file>